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2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3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3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3" style:family="paragraph">
      <style:paragraph-properties fo:line-height="115.00%" fo:text-align="justify" fo:margin-bottom="10.00p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5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800" style:family="table-column">
      <style:table-column-properties style:column-width="7.048611in"/>
    </style:style>
    <style:style style:name="Table08" style:family="table">
      <style:table-properties style:width="7.048611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Modulo 2. Sesión 5. Llamadas al sistema para gestión y control de señales.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8"/></text:p>
          </table:table-cell>
        </table:table-row>
      </table:table>
      <text:p text:style-name="P11"><text:span text:style-name="T8"/></text:p>
      <text:p text:style-name="P11"><text:span text:style-name="T9">a) Cuestionario de actitud frente al trabajo.</text:span></text:p>
      <text:p text:style-name="P11"><text:span text:style-name="T10">El tiempo que he dedicado a la preparación de la sesión antes de asistir al laboratorio ha sido de …... minutos.</text:span></text:p>
      <text:p text:style-name="P11"><text:span text:style-name="T10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</table:table-cell>
        </table:table-row>
      </table:table>
      <text:p text:style-name="P15"><text:span text:style-name="T11"/></text:p>
      <text:p text:style-name="P15"><text:span text:style-name="T12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</table:table-cell>
        </table:table-row>
      </table:table>
      <text:p text:style-name="P19"><text:span text:style-name="T13"/></text:p>
      <text:p text:style-name="P19"><text:span text:style-name="T14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</table:table-cell>
        </table:table-row>
      </table:table>
      <text:p text:style-name="P23"><text:span text:style-name="T15"/></text:p>
      <text:p text:style-name="P23"><text:span text:style-name="T16">b) Cuestionario de conocimientos adquiridos.</text:span></text:p>
      <text:p text:style-name="P23"><text:span text:style-name="T17">Mi solución al<text:s/></text:span><text:span text:style-name="T18">ejercicio 2</text:span><text:span text:style-name="T19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1">#include &lt;stdio.h&gt;</text:span></text:p>
            <text:p text:style-name="P25"><text:span text:style-name="T21">#include &lt;signal.h&gt;</text:span></text:p>
            <text:p text:style-name="P25"><text:span text:style-name="T22"/></text:p>
            <text:p text:style-name="P25"><text:span text:style-name="T23">static int contadores[31];</text:span></text:p>
            <text:p text:style-name="P25"><text:span text:style-name="T23">static void handler (int i){</text:span></text:p>
            <text:p text:style-name="P25"><text:span text:style-name="T23"><text:s text:c="4"/>contadores[i]++;</text:span></text:p>
            <text:p text:style-name="P25"><text:span text:style-name="T23">}</text:span></text:p>
            <text:p text:style-name="P25"><text:span text:style-name="T24"/></text:p>
            <text:p text:style-name="P25"><text:span text:style-name="T24"/></text:p>
            <text:p text:style-name="P25"><text:span text:style-name="T25">int main(){</text:span></text:p>
            <text:p text:style-name="P25"><text:span text:style-name="T25"><text:s text:c="2"/>struct sigaction sa;</text:span></text:p>
            <text:p text:style-name="P25"><text:span text:style-name="T25"><text:s text:c="2"/>sa.sa_handler = handler;</text:span></text:p>
            <text:p text:style-name="P25"><text:span text:style-name="T25"><text:s text:c="2"/>sigemptyset(&amp;sa.sa_mask);</text:span></text:p>
            <text:p text:style-name="P25"><text:span text:style-name="T26"/></text:p>
            <text:p text:style-name="P25"><text:span text:style-name="T27"><text:s text:c="2"/>sa.sa_flags = SA_RESTART;</text:span></text:p>
            <text:p text:style-name="P25"><text:span text:style-name="T27"><text:s text:c="2"/>int contadores[31];</text:span></text:p>
            <text:p text:style-name="P25"><text:span text:style-name="T28"/></text:p>
            <text:p text:style-name="P25"><text:span text:style-name="T29"><text:s text:c="2"/>for (int j = 1 ; j &lt;= 31 ; j++){</text:span></text:p>
            <text:p text:style-name="P25"><text:span text:style-name="T29"><text:s text:c="5"/>contadores[j] = 0;</text:span></text:p>
            <text:p text:style-name="P25"><text:span text:style-name="T29"><text:s text:c="3"/>}</text:span></text:p>
            <text:p text:style-name="P25"><text:span text:style-name="T29"><text:s text:c="2"/>for (int i = 1; i &lt;= 60; i++){</text:span></text:p>
            <text:p text:style-name="P25"><text:span text:style-name="T29"><text:s text:c="5"/>if(sigaction(i, &amp;sa, NULL) == -1){</text:span></text:p>
            <text:p text:style-name="P25"><text:span text:style-name="T29"><text:s text:c="7"/>printf("Error en manejador");</text:span></text:p>
            <text:p text:style-name="P25"><text:span text:style-name="T29"><text:s text:c="5"/>}</text:span></text:p>
            <text:p text:style-name="P25"><text:span text:style-name="T29"><text:s text:c="3"/>}while(1);</text:span></text:p>
            <text:p text:style-name="P25"><text:span text:style-name="T29">}</text:span></text:p>
            <text:p text:style-name="P25"><text:span text:style-name="T30"/></text:p>
            <text:p text:style-name="P25"><text:span text:style-name="T30"/></text:p>
            <text:p text:style-name="P25"><text:span text:style-name="T30"/></text:p>
            <text:p text:style-name="P25"><text:span text:style-name="T30"/></text:p>
            <text:p text:style-name="P25"><text:span text:style-name="T30"/></text:p>
          </table:table-cell>
        </table:table-row>
      </table:table>
      <text:p text:style-name="P27"><text:span text:style-name="T30"/></text:p>
      <text:p text:style-name="P27"><text:span text:style-name="T31">Mi solución a la<text:s/></text:span><text:span text:style-name="T32">ejercicio 3</text:span><text:span text:style-name="T33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35">#include &lt;stdio.h&gt;</text:span></text:p>
            <text:p text:style-name="P29"><text:span text:style-name="T35">#include &lt;signal.h&gt;</text:span></text:p>
            <text:p text:style-name="P29"><text:span text:style-name="T35">int main(){</text:span></text:p>
            <text:p text:style-name="P29"><text:span text:style-name="T35"><text:s text:c="3"/>sigset_t new_mask; </text:span></text:p>
            <text:p text:style-name="P29"><text:span text:style-name="T35"><text:s text:c="3"/>// Inicializar</text:span></text:p>
            <text:p text:style-name="P29"><text:span text:style-name="T35"><text:s text:c="3"/>sigemptyset(&amp;new_mask);</text:span></text:p>
            <text:p text:style-name="P29"><text:span text:style-name="T35"><text:s text:c="3"/>sigfillset(&amp;new_mask);</text:span></text:p>
            <text:p text:style-name="P29"><text:span text:style-name="T35"><text:s text:c="3"/>sigdelset(&amp;new_mask , SIGUSR1);</text:span></text:p>
            <text:p text:style-name="P29"><text:span text:style-name="T35"><text:s text:c="3"/>sigsuspend(&amp;new_mask);</text:span></text:p>
            <text:p text:style-name="P29"><text:span text:style-name="T35"><text:s/>}</text:span></text:p>
            <text:p text:style-name="P29"><text:span text:style-name="T36"/></text:p>
            <text:p text:style-name="P29"><text:span text:style-name="T36"/></text:p>
            <text:p text:style-name="P29"><text:span text:style-name="T36"/></text:p>
            <text:p text:style-name="P29"><text:span text:style-name="T36"/></text:p>
            <text:p text:style-name="P29"><text:span text:style-name="T36"/></text:p>
          </table:table-cell>
        </table:table-row>
      </table:table>
      <text:p text:style-name="P31"><text:span text:style-name="T36"/></text:p>
      <text:p text:style-name="P31"><text:span text:style-name="T37">Mi solución a la<text:s/></text:span><text:span text:style-name="T38">ejercicio 4</text:span><text:span text:style-name="T39"><text:s/>ha sido:</text:span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33"><text:span text:style-name="T41">El programa crea una máscara y le añade la señal SIGTERM solo, la bloquea y hace un sleep durante 10 segundos, de forma que si se le manda una señal no responde. Cuando acaba el sleep desbloquea la señal y reanuda la mascara de manera que nos indica si ha recibido o no con la variable signal_recibida</text:span></text:p>
            <text:p text:style-name="P33"><text:span text:style-name="T42"/></text:p>
            <text:p text:style-name="P33"><text:span text:style-name="T42"/></text:p>
            <text:p text:style-name="P33"><text:span text:style-name="T42"/></text:p>
            <text:p text:style-name="P33"><text:span text:style-name="T42"/></text:p>
            <text:p text:style-name="P33"><text:span text:style-name="T42"/></text:p>
          </table:table-cell>
        </table:table-row>
      </table:table>
      <text:p text:style-name="P35"><text:span text:style-name="T42"/></text:p>
      <text:p text:style-name="P35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